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3" style:family="paragraph" style:parent-style-name="Text_20_body">
      <style:text-properties style:font-name="Arial" officeooo:rsid="00161737" officeooo:paragraph-rsid="00161737"/>
    </style:style>
    <style:style style:name="P4" style:family="paragraph" style:parent-style-name="Title">
      <style:text-properties style:font-name="Arial" officeooo:rsid="0011d511" officeooo:paragraph-rsid="0011d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1737"/>
    </style:style>
    <style:style style:name="T3" style:family="text">
      <style:text-properties officeooo:rsid="00171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1"><text:span text:style-name="T1">Når:</text:span> <text:span text:style-name="T2">(Dato og klokkeslett på når møtet startet. Format er DD.MM.ÅÅ kl TT.MM)</text:span></text:p>
      <text:p text:style-name="P1"><text:span text:style-name="T1">Hvem:</text:span> <text:span text:style-name="T2">(Hvem var tilstede på møtet? Kommaseparerte navn)</text:span></text:p>
      <text:p text:style-name="P1"><text:span text:style-name="T1">Hvor:</text:span> <text:span text:style-name="T2">(Hvor fant møtet sted. F.eks «Høgskolen i Østfold» eller «Mumblemøte (VOIP)»)</text:span></text:p>
      <text:p text:style-name="P2">Hva:</text:p>
      <text:p text:style-name="P3">(Hva var agendaen for møtet, og hva kom vi frem til? <text:span text:style-name="T3">Unngå endring av fontstørrelse og type</text:span>)</text:p>
      <text:p text:style-name="P1"/>
      <text:p text:style-name="P2">Skrevet av</text:p>
      <text:p text:style-name="P3">(Navn på personen <text:s/>som skrev dette referatet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08T20:00:29.083000000</dc:date>
    <meta:editing-duration>PT8M29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61" meta:character-count="376" meta:non-whitespace-character-count="322"/>
  </office:meta>
</office:document-meta>
</file>